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priHMK" svg:font-family="CapriHMK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mic Sans MS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priHMK" fo:font-size="60pt" fo:font-weight="bold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apriHMK" fo:font-size="44pt" fo:font-weight="bold" style:font-size-asian="44pt" style:font-weight-asian="bold" style:font-size-complex="44pt" style:font-weight-complex="bold"/>
    </style:style>
    <style:style style:name="T1" style:family="text">
      <style:text-properties style:font-name="Arial Black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he We Version of the Serenity Prayer</text:p>
      <text:p text:style-name="P1"/>
      <text:p text:style-name="P3">God grant us the Serenity to </text:p>
      <text:p text:style-name="P3">accept the things we cannot change</text:p>
      <text:p text:style-name="P3">The Courage to change </text:p>
      <text:p text:style-name="P3">the things we can</text:p>
      <text:p text:style-name="P3">and the Wisdom to know </text:p>
      <text:p text:style-name="P3">the difference</text:p>
      <text:p text:style-name="P3">Just for To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priHMK" svg:font-family="CapriHMK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ren Varney</meta:initial-creator>
    <meta:creation-date>2018-05-14T15:41:13.55</meta:creation-date>
    <meta:document-statistic meta:table-count="0" meta:image-count="0" meta:object-count="0" meta:page-count="1" meta:paragraph-count="8" meta:word-count="37" meta:character-count="190"/>
    <dc:date>2018-05-14T15:57:36.15</dc:date>
    <dc:creator>Karen Varney</dc:creator>
    <meta:editing-duration>PT44S</meta:editing-duration>
    <meta:editing-cycles>1</meta:editing-cycles>
    <meta:generator>OpenOffice/4.1.2$Win32 OpenOffice.org_project/412m3$Build-9782</meta:generator>
  </office:meta>
</office:document-meta>
</file>